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nir Light1" svg:font-family="'Avenir Light'"/>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2.237cm"/>
    </style:style>
    <style:style style:name="Table1.C" style:family="table-column">
      <style:table-column-properties style:column-width="3.38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701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F" style:family="table-column">
      <style:table-column-properties style:column-width="5.40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5.609cm" fo:margin-left="-0.191cm" table:align="left" style:writing-mode="lr-tb"/>
    </style:style>
    <style:style style:name="Table3.A" style:family="table-column">
      <style:table-column-properties style:column-width="2.889cm"/>
    </style:style>
    <style:style style:name="Table3.B" style:family="table-column">
      <style:table-column-properties style:column-width="2.7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0" style:family="paragraph" style:parent-style-name="Standard">
      <style:paragraph-properties fo:text-align="justify" style:justify-single-word="false"/>
      <style:text-properties style:font-name="Avenir Light" style:font-name-complex="Avenir Light" style:font-size-complex="11pt"/>
    </style:style>
    <style:style style:name="P11" style:family="paragraph" style:parent-style-name="Standard">
      <style:paragraph-properties fo:text-align="justify" style:justify-single-word="false"/>
      <style:text-properties style:font-name="Avenir Light" officeooo:paragraph-rsid="0058309b" style:font-name-complex="Avenir Light" style:font-size-complex="11pt"/>
    </style:style>
    <style:style style:name="P12" style:family="paragraph" style:parent-style-name="Standard">
      <style:paragraph-properties fo:text-align="justify" style:justify-single-word="false"/>
      <style:text-properties style:font-name="Avenir Light" officeooo:paragraph-rsid="0060333f" style:font-name-complex="Avenir Light" style:font-size-complex="11pt"/>
    </style:style>
    <style:style style:name="P13" style:family="paragraph" style:parent-style-name="Standard">
      <style:paragraph-properties fo:text-align="justify" style:justify-single-word="false"/>
      <style:text-properties style:font-name="Avenir Light" officeooo:paragraph-rsid="007e9e59" style:font-name-complex="Avenir Light" style:font-size-complex="11pt"/>
    </style:style>
    <style:style style:name="P14" style:family="paragraph" style:parent-style-name="Standard">
      <style:paragraph-properties fo:text-align="justify" style:justify-single-word="false"/>
      <style:text-properties style:font-name="Avenir Light" officeooo:paragraph-rsid="00932d5f" style:font-name-complex="Avenir Light" style:font-size-complex="11pt"/>
    </style:style>
    <style:style style:name="P15"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6"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7"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8"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19"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20"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21" style:family="paragraph" style:parent-style-name="Standard">
      <style:paragraph-properties fo:text-align="justify" style:justify-single-word="false"/>
      <style:text-properties style:font-name="Avenir Light" officeooo:rsid="00348414" officeooo:paragraph-rsid="00348414" style:font-name-complex="Avenir Light" style:font-size-complex="11pt"/>
    </style:style>
    <style:style style:name="P22" style:family="paragraph" style:parent-style-name="Standard">
      <style:paragraph-properties fo:text-align="justify" style:justify-single-word="false"/>
      <style:text-properties style:font-name="Avenir Light" officeooo:rsid="00367c45" officeooo:paragraph-rsid="00348414" style:font-name-complex="Avenir Light" style:font-size-complex="11pt"/>
    </style:style>
    <style:style style:name="P23" style:family="paragraph" style:parent-style-name="Standard">
      <style:paragraph-properties fo:text-align="justify" style:justify-single-word="false"/>
      <style:text-properties style:font-name="Avenir Light" officeooo:rsid="00367c45" officeooo:paragraph-rsid="00367c45" style:font-name-complex="Avenir Light" style:font-size-complex="11pt"/>
    </style:style>
    <style:style style:name="P24" style:family="paragraph" style:parent-style-name="Standard">
      <style:paragraph-properties fo:text-align="justify" style:justify-single-word="false"/>
      <style:text-properties style:font-name="Avenir Light" officeooo:rsid="00367c45" officeooo:paragraph-rsid="005528b6" style:font-name-complex="Avenir Light" style:font-size-complex="11pt"/>
    </style:style>
    <style:style style:name="P25" style:family="paragraph" style:parent-style-name="Standard">
      <style:paragraph-properties fo:text-align="justify" style:justify-single-word="false"/>
      <style:text-properties style:font-name="Avenir Light" officeooo:rsid="0036fafb" officeooo:paragraph-rsid="0036fafb" style:font-name-complex="Avenir Light" style:font-size-complex="11pt"/>
    </style:style>
    <style:style style:name="P26" style:family="paragraph" style:parent-style-name="Standard">
      <style:paragraph-properties fo:text-align="justify" style:justify-single-word="false"/>
      <style:text-properties style:font-name="Avenir Light" officeooo:rsid="0039929b" officeooo:paragraph-rsid="0039929b" style:font-name-complex="Avenir Light" style:font-size-complex="11pt"/>
    </style:style>
    <style:style style:name="P27" style:family="paragraph" style:parent-style-name="Standard">
      <style:paragraph-properties fo:text-align="justify" style:justify-single-word="false"/>
      <style:text-properties style:font-name="Avenir Light" officeooo:rsid="003afebd" officeooo:paragraph-rsid="003afebd" style:font-name-complex="Avenir Light" style:font-size-complex="11pt"/>
    </style:style>
    <style:style style:name="P28" style:family="paragraph" style:parent-style-name="Standard">
      <style:paragraph-properties fo:text-align="justify" style:justify-single-word="false"/>
      <style:text-properties style:font-name="Avenir Light" officeooo:rsid="003ce5b6" officeooo:paragraph-rsid="003ce5b6" style:font-name-complex="Avenir Light" style:font-size-complex="11pt"/>
    </style:style>
    <style:style style:name="P29" style:family="paragraph" style:parent-style-name="Standard">
      <style:paragraph-properties fo:text-align="justify" style:justify-single-word="false"/>
      <style:text-properties style:font-name="Avenir Light" officeooo:rsid="003deba4" officeooo:paragraph-rsid="003deba4" style:font-name-complex="Avenir Light" style:font-size-complex="11pt"/>
    </style:style>
    <style:style style:name="P30" style:family="paragraph" style:parent-style-name="Standard">
      <style:paragraph-properties fo:text-align="justify" style:justify-single-word="false"/>
      <style:text-properties style:font-name="Avenir Light" officeooo:rsid="003e4110" officeooo:paragraph-rsid="003e4110" style:font-name-complex="Avenir Light" style:font-size-complex="11pt"/>
    </style:style>
    <style:style style:name="P31" style:family="paragraph" style:parent-style-name="Standard">
      <style:paragraph-properties fo:text-align="justify" style:justify-single-word="false"/>
      <style:text-properties style:font-name="Avenir Light" officeooo:rsid="003e4110" officeooo:paragraph-rsid="005a7997" style:font-name-complex="Avenir Light" style:font-size-complex="11pt"/>
    </style:style>
    <style:style style:name="P32" style:family="paragraph" style:parent-style-name="Standard">
      <style:paragraph-properties fo:text-align="justify" style:justify-single-word="false"/>
      <style:text-properties style:font-name="Avenir Light" officeooo:rsid="0040659c" officeooo:paragraph-rsid="0040659c" style:font-name-complex="Avenir Light" style:font-size-complex="11pt"/>
    </style:style>
    <style:style style:name="P33" style:family="paragraph" style:parent-style-name="Standard">
      <style:paragraph-properties fo:text-align="justify" style:justify-single-word="false"/>
      <style:text-properties style:font-name="Avenir Light" officeooo:rsid="0041d96e" officeooo:paragraph-rsid="0041d96e" style:font-name-complex="Avenir Light" style:font-size-complex="11pt"/>
    </style:style>
    <style:style style:name="P34" style:family="paragraph" style:parent-style-name="Standard">
      <style:paragraph-properties fo:text-align="justify" style:justify-single-word="false"/>
      <style:text-properties style:font-name="Avenir Light" officeooo:rsid="00439986" officeooo:paragraph-rsid="00439986" style:font-name-complex="Avenir Light" style:font-size-complex="11pt"/>
    </style:style>
    <style:style style:name="P35" style:family="paragraph" style:parent-style-name="Standard">
      <style:paragraph-properties fo:text-align="justify" style:justify-single-word="false"/>
      <style:text-properties style:font-name="Avenir Light" officeooo:rsid="00445641" officeooo:paragraph-rsid="00445641" style:font-name-complex="Avenir Light" style:font-size-complex="11pt"/>
    </style:style>
    <style:style style:name="P36" style:family="paragraph" style:parent-style-name="Standard">
      <style:paragraph-properties fo:text-align="justify" style:justify-single-word="false"/>
      <style:text-properties style:font-name="Avenir Light" officeooo:rsid="00499b12" officeooo:paragraph-rsid="00499b12" style:font-name-complex="Avenir Light" style:font-size-complex="11pt"/>
    </style:style>
    <style:style style:name="P37"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38" style:family="paragraph" style:parent-style-name="Standard">
      <style:paragraph-properties fo:text-align="justify" style:justify-single-word="false"/>
      <style:text-properties style:font-name="Avenir Light" officeooo:rsid="00334549" officeooo:paragraph-rsid="0050b527" style:font-name-complex="Avenir Light" style:font-size-complex="11pt"/>
    </style:style>
    <style:style style:name="P39" style:family="paragraph" style:parent-style-name="Standard">
      <style:paragraph-properties fo:text-align="justify" style:justify-single-word="false"/>
      <style:text-properties style:font-name="Avenir Light" officeooo:rsid="0058309b" style:font-name-complex="Avenir Light" style:font-size-complex="11pt"/>
    </style:style>
    <style:style style:name="P40" style:family="paragraph" style:parent-style-name="Standard">
      <style:paragraph-properties fo:text-align="justify" style:justify-single-word="false"/>
      <style:text-properties style:font-name="Avenir Light" officeooo:rsid="0058309b" officeooo:paragraph-rsid="0058309b" style:font-name-complex="Avenir Light" style:font-size-complex="11pt"/>
    </style:style>
    <style:style style:name="P41" style:family="paragraph" style:parent-style-name="Standard">
      <style:paragraph-properties fo:text-align="justify" style:justify-single-word="false"/>
      <style:text-properties style:font-name="Avenir Light" officeooo:rsid="005c2370" officeooo:paragraph-rsid="005c2370" style:font-name-complex="Avenir Light" style:font-size-complex="11pt"/>
    </style:style>
    <style:style style:name="P42" style:family="paragraph" style:parent-style-name="Standard">
      <style:paragraph-properties fo:text-align="justify" style:justify-single-word="false"/>
      <style:text-properties style:font-name="Avenir Light" officeooo:rsid="0060333f" officeooo:paragraph-rsid="006b72d8" style:font-name-complex="Avenir Light" style:font-size-complex="11pt"/>
    </style:style>
    <style:style style:name="P43" style:family="paragraph" style:parent-style-name="Standard">
      <style:paragraph-properties fo:text-align="justify" style:justify-single-word="false"/>
      <style:text-properties style:font-name="Avenir Light" officeooo:rsid="00701f50" officeooo:paragraph-rsid="00701f50" style:font-name-complex="Avenir Light" style:font-size-complex="11pt"/>
    </style:style>
    <style:style style:name="P44" style:family="paragraph" style:parent-style-name="Standard">
      <style:paragraph-properties fo:text-align="justify" style:justify-single-word="false"/>
      <style:text-properties style:font-name="Avenir Light" officeooo:rsid="0043f8ce" officeooo:paragraph-rsid="0043f8ce" style:font-name-complex="Avenir Light" style:font-size-complex="11pt"/>
    </style:style>
    <style:style style:name="P45" style:family="paragraph" style:parent-style-name="Standard">
      <style:paragraph-properties fo:text-align="justify" style:justify-single-word="false"/>
      <style:text-properties style:font-name="Avenir Light" officeooo:rsid="00481fe8" officeooo:paragraph-rsid="00481fe8" style:font-name-complex="Avenir Light" style:font-size-complex="11pt"/>
    </style:style>
    <style:style style:name="P46" style:family="paragraph" style:parent-style-name="Standard">
      <style:paragraph-properties fo:text-align="justify" style:justify-single-word="false"/>
      <style:text-properties style:font-name="Avenir Light" officeooo:rsid="0084bb7c" officeooo:paragraph-rsid="0084bb7c" style:font-name-complex="Avenir Light" style:font-size-complex="11pt"/>
    </style:style>
    <style:style style:name="P47" style:family="paragraph" style:parent-style-name="Standard">
      <style:paragraph-properties fo:text-align="justify" style:justify-single-word="false"/>
      <style:text-properties style:font-name="Avenir Light" officeooo:rsid="008610f1" officeooo:paragraph-rsid="008610f1" style:font-name-complex="Avenir Light" style:font-size-complex="11pt"/>
    </style:style>
    <style:style style:name="P48" style:family="paragraph" style:parent-style-name="Standard">
      <style:paragraph-properties fo:text-align="justify" style:justify-single-word="false"/>
      <style:text-properties style:font-name="Avenir Light" officeooo:rsid="00989f49" officeooo:paragraph-rsid="00989f49" style:font-name-complex="Avenir Light" style:font-size-complex="11pt"/>
    </style:style>
    <style:style style:name="P49" style:family="paragraph" style:parent-style-name="Standard">
      <style:paragraph-properties fo:text-align="justify" style:justify-single-word="false"/>
      <style:text-properties style:font-name="Avenir Light" officeooo:rsid="009a49a6" officeooo:paragraph-rsid="009a49a6" style:font-name-complex="Avenir Light" style:font-size-complex="11pt"/>
    </style:style>
    <style:style style:name="P50"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51"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52"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53"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54" style:family="paragraph" style:parent-style-name="Standard">
      <style:paragraph-properties fo:text-align="justify" style:justify-single-word="false"/>
      <style:text-properties style:font-name="Avenir Light" fo:font-size="12pt" style:font-size-asian="12pt" style:font-name-complex="Avenir Light" style:font-size-complex="12pt"/>
    </style:style>
    <style:style style:name="P55" style:family="paragraph" style:parent-style-name="Standard">
      <style:paragraph-properties fo:text-align="justify" style:justify-single-word="false"/>
      <style:text-properties style:use-window-font-color="true" loext:opacity="0%" style:font-name="Avenir Light" fo:font-size="12pt" fo:language="fr" fo:country="FR" officeooo:rsid="0025207f" officeooo:paragraph-rsid="0025207f" style:font-name-asian="Times New Roman" style:font-size-asian="12pt" style:font-name-complex="Avenir Light" style:font-size-complex="11pt" style:language-complex="ar" style:country-complex="SA"/>
    </style:style>
    <style:style style:name="P56" style:family="paragraph" style:parent-style-name="Standard">
      <style:paragraph-properties fo:text-align="justify" style:justify-single-word="false"/>
      <style:text-properties style:use-window-font-color="true" loext:opacity="0%" style:font-name="Avenir Light" fo:font-size="12pt" fo:language="fr" fo:country="FR" officeooo:rsid="001eaae8" officeooo:paragraph-rsid="001eaae8" style:font-name-asian="Times New Roman" style:font-size-asian="12pt" style:font-name-complex="Avenir Light" style:font-size-complex="11pt" style:language-complex="ar" style:country-complex="SA"/>
    </style:style>
    <style:style style:name="P57" style:family="paragraph" style:parent-style-name="Standard">
      <style:paragraph-properties fo:text-align="justify" style:justify-single-word="false"/>
      <style:text-properties style:use-window-font-color="true" loext:opacity="0%" style:font-name="Avenir Light" fo:font-size="12pt" fo:language="fr" fo:country="FR" officeooo:rsid="0020f66c" officeooo:paragraph-rsid="001ee7f1" style:font-name-asian="Times New Roman" style:font-size-asian="12pt" style:font-name-complex="Avenir Light" style:font-size-complex="11pt" style:language-complex="ar" style:country-complex="SA"/>
    </style:style>
    <style:style style:name="P58" style:family="paragraph" style:parent-style-name="Standard">
      <style:paragraph-properties fo:text-align="justify" style:justify-single-word="false"/>
      <style:text-properties style:use-window-font-color="true" loext:opacity="0%" style:font-name="Avenir Light" fo:font-size="12pt" fo:language="fr" fo:country="FR" officeooo:rsid="008b45aa" style:font-name-asian="Times New Roman" style:font-size-asian="12pt" style:font-name-complex="Avenir Light" style:font-size-complex="11pt" style:language-complex="ar" style:country-complex="SA"/>
    </style:style>
    <style:style style:name="P59" style:family="paragraph" style:parent-style-name="Standard">
      <style:paragraph-properties fo:text-align="justify" style:justify-single-word="false"/>
      <style:text-properties style:font-name="Avenir Light1" style:font-name-complex="Avenir Light" style:font-size-complex="11pt"/>
    </style:style>
    <style:style style:name="P60"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61" style:family="paragraph" style:parent-style-name="Standard" style:list-style-name="WW8Num3">
      <style:paragraph-properties fo:text-align="justify" style:justify-single-word="false"/>
    </style:style>
    <style:style style:name="P62"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63"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64" style:family="paragraph" style:parent-style-name="Standard">
      <style:paragraph-properties fo:text-align="justify" style:justify-single-word="false"/>
      <style:text-properties style:font-name="Avenir Light" fo:font-size="12pt" style:font-size-asian="12pt" style:font-name-complex="Avenir Light" style:font-size-complex="12pt"/>
    </style:style>
    <style:style style:name="P65" style:family="paragraph" style:parent-style-name="Standard">
      <style:paragraph-properties fo:text-align="justify" style:justify-single-word="false"/>
      <style:text-properties style:font-name="Avenir Light" officeooo:paragraph-rsid="00917346" style:font-name-complex="Avenir Light" style:font-size-complex="11pt"/>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Light" fo:font-size="11pt" fo:font-weight="bold" officeooo:rsid="009e4e9e" style:font-size-asian="11pt" style:font-weight-asian="bold" style:font-name-complex="Avenir Light" style:font-size-complex="11pt" style:font-weight-complex="bold"/>
    </style:style>
    <style:style style:name="T10" style:family="text">
      <style:text-properties style:font-name="Avenir Black" fo:font-size="14pt" fo:font-weight="bold" style:font-size-asian="14pt" style:font-weight-asian="bold" style:font-name-complex="Avenir Black" style:font-size-complex="11pt"/>
    </style:style>
    <style:style style:name="T11" style:family="text">
      <style:text-properties style:font-name="Avenir Black" fo:font-size="14pt" fo:font-weight="bold" officeooo:rsid="00156641" style:font-size-asian="14pt" style:font-weight-asian="bold" style:font-name-complex="Avenir Black" style:font-size-complex="11pt"/>
    </style:style>
    <style:style style:name="T12" style:family="text">
      <style:text-properties style:font-name="Avenir Black" fo:font-size="14pt" style:font-size-asian="14pt" style:font-name-complex="Avenir Black" style:font-size-complex="11pt"/>
    </style:style>
    <style:style style:name="T13" style:family="text">
      <style:text-properties officeooo:rsid="00168f7e"/>
    </style:style>
    <style:style style:name="T14" style:family="text">
      <style:text-properties officeooo:rsid="0016a29a"/>
    </style:style>
    <style:style style:name="T15" style:family="text">
      <style:text-properties style:use-window-font-color="true" loext:opacity="0%" fo:font-size="12pt" fo:language="fr" fo:country="FR" style:font-name-asian="Times New Roman" style:font-size-asian="12pt" style:language-complex="ar" style:country-complex="SA"/>
    </style:style>
    <style:style style:name="T16" style:family="text">
      <style:text-properties style:use-window-font-color="true" loext:opacity="0%" fo:font-size="12pt" fo:language="fr" fo:country="FR" officeooo:rsid="0020f66c" style:font-name-asian="Times New Roman" style:font-size-asian="12pt" style:language-complex="ar" style:country-complex="SA"/>
    </style:style>
    <style:style style:name="T17" style:family="text">
      <style:text-properties style:use-window-font-color="true" loext:opacity="0%" fo:font-size="12pt" fo:language="fr" fo:country="FR" officeooo:rsid="0022b1be" style:font-name-asian="Times New Roman" style:font-size-asian="12pt" style:language-complex="ar" style:country-complex="SA"/>
    </style:style>
    <style:style style:name="T18" style:family="text">
      <style:text-properties style:use-window-font-color="true" loext:opacity="0%" fo:font-size="12pt" fo:language="fr" fo:country="FR" officeooo:rsid="0053999d" style:font-name-asian="Times New Roman" style:font-size-asian="12pt" style:language-complex="ar" style:country-complex="SA"/>
    </style:style>
    <style:style style:name="T19" style:family="text">
      <style:text-properties style:use-window-font-color="true" loext:opacity="0%" fo:font-size="12pt" fo:language="fr" fo:country="FR" officeooo:rsid="005528b6" style:font-name-asian="Times New Roman" style:font-size-asian="12pt" style:language-complex="ar" style:country-complex="SA"/>
    </style:style>
    <style:style style:name="T20" style:family="text">
      <style:text-properties style:use-window-font-color="true" loext:opacity="0%" fo:font-size="12pt" fo:language="fr" fo:country="FR" officeooo:rsid="008b45aa" style:font-name-asian="Times New Roman" style:font-size-asian="12pt" style:language-complex="ar" style:country-complex="SA"/>
    </style:style>
    <style:style style:name="T21" style:family="text">
      <style:text-properties style:use-window-font-color="true" loext:opacity="0%" fo:font-size="12pt" fo:language="fr" fo:country="FR" officeooo:rsid="008cbe5e" style:font-name-asian="Times New Roman" style:font-size-asian="12pt" style:language-complex="ar" style:country-complex="SA"/>
    </style:style>
    <style:style style:name="T22" style:family="text">
      <style:text-properties style:use-window-font-color="true" loext:opacity="0%" fo:font-size="12pt" fo:language="fr" fo:country="FR" officeooo:rsid="008e401e" style:font-name-asian="Times New Roman" style:font-size-asian="12pt" style:language-complex="ar" style:country-complex="SA"/>
    </style:style>
    <style:style style:name="T23" style:family="text">
      <style:text-properties officeooo:rsid="00320cca"/>
    </style:style>
    <style:style style:name="T24" style:family="text">
      <style:text-properties officeooo:rsid="00389abb"/>
    </style:style>
    <style:style style:name="T25" style:family="text">
      <style:text-properties officeooo:rsid="0041d96e"/>
    </style:style>
    <style:style style:name="T26" style:family="text">
      <style:text-properties officeooo:rsid="004438c7"/>
    </style:style>
    <style:style style:name="T27" style:family="text">
      <style:text-properties officeooo:rsid="0050b527"/>
    </style:style>
    <style:style style:name="T28" style:family="text">
      <style:text-properties officeooo:rsid="0051231b"/>
    </style:style>
    <style:style style:name="T29" style:family="text">
      <style:text-properties officeooo:rsid="0052322b"/>
    </style:style>
    <style:style style:name="T30" style:family="text">
      <style:text-properties officeooo:rsid="005528b6"/>
    </style:style>
    <style:style style:name="T31" style:family="text">
      <style:text-properties officeooo:rsid="005c2370"/>
    </style:style>
    <style:style style:name="T32" style:family="text">
      <style:text-properties officeooo:rsid="005cf976"/>
    </style:style>
    <style:style style:name="T33" style:family="text">
      <style:text-properties officeooo:rsid="005e66de"/>
    </style:style>
    <style:style style:name="T34" style:family="text">
      <style:text-properties officeooo:rsid="005f40b5"/>
    </style:style>
    <style:style style:name="T35" style:family="text">
      <style:text-properties officeooo:rsid="0060333f"/>
    </style:style>
    <style:style style:name="T36" style:family="text">
      <style:text-properties officeooo:rsid="0065280a"/>
    </style:style>
    <style:style style:name="T37" style:family="text">
      <style:text-properties officeooo:rsid="0067d7ed"/>
    </style:style>
    <style:style style:name="T38" style:family="text">
      <style:text-properties officeooo:rsid="0069d418"/>
    </style:style>
    <style:style style:name="T39" style:family="text">
      <style:text-properties officeooo:rsid="006b72d8"/>
    </style:style>
    <style:style style:name="T40" style:family="text">
      <style:text-properties officeooo:rsid="006d00df"/>
    </style:style>
    <style:style style:name="T41" style:family="text">
      <style:text-properties officeooo:rsid="00720f37"/>
    </style:style>
    <style:style style:name="T42" style:family="text">
      <style:text-properties officeooo:rsid="00747472"/>
    </style:style>
    <style:style style:name="T43" style:family="text">
      <style:text-properties officeooo:rsid="0079b5c3"/>
    </style:style>
    <style:style style:name="T44" style:family="text">
      <style:text-properties officeooo:rsid="007b68e2"/>
    </style:style>
    <style:style style:name="T45" style:family="text">
      <style:text-properties officeooo:rsid="00814ec4"/>
    </style:style>
    <style:style style:name="T46" style:family="text">
      <style:text-properties officeooo:rsid="0083c6b1"/>
    </style:style>
    <style:style style:name="T47" style:family="text">
      <style:text-properties officeooo:rsid="008610f1"/>
    </style:style>
    <style:style style:name="T48" style:family="text">
      <style:text-properties officeooo:rsid="0086385a"/>
    </style:style>
    <style:style style:name="T49" style:family="text">
      <style:text-properties style:font-name="Avenir Light1"/>
    </style:style>
    <style:style style:name="T50" style:family="text">
      <style:text-properties officeooo:rsid="0089d7c6"/>
    </style:style>
    <style:style style:name="T51" style:family="text">
      <style:text-properties officeooo:rsid="00989f49"/>
    </style:style>
    <style:style style:name="T52" style:family="text">
      <style:text-properties officeooo:rsid="009b4822"/>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15.961cm" draw:visible-area-height="3.33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1200"/><text:bookmark text:name="_1346719014"/><text:bookmark text:name="_134671995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xml:id="list1891909390" text:style-name="WW8Num3">
        <text:list-item>
          <text:p text:style-name="P61"><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62">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62">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62">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62">Aucun autre mode de remise ne sera accepté, aucun retard ne sera toléré. La date de l'upload/téléversement de votre fichier fait foi.</text:p>
        </text:list-item>
        <text:list-item>
          <text:p text:style-name="P62">Assurez-vous de bien uploader/téléverser votre compte rendu dans la section de votre groupe TP (et non pas dans une section qui concerne un autre groupe)</text:p>
        </text:list-item>
        <text:list-item>
          <text:p text:style-name="P62">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62">Les rapports de projets (contenu et forme) seront soumis à un traitement anti-plagiat en utilisant les outils automatisés de l'université</text:p>
        </text:list-item>
        <text:list-item>
          <text:p text:style-name="P62">Le non respects de ces consignes peut donner lieu à des pénalisations lors de votre évaluation de SAÉ.</text:p>
        </text:list-item>
      </text:list>
      <text:p text:style-name="P60"/>
      <text:p text:style-name="P60"/>
      <text:p text:style-name="P60"/>
      <text:p text:style-name="P60"/>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xml:id="list3470361872" text:style-name="WW8Num2">
        <text:list-item>
          <text:p text:style-name="P63">L’explication du cahier de charge avec quelques notions techniques </text:p>
        </text:list-item>
        <text:list-item>
          <text:p text:style-name="P63">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text:span><text:span text:style-name="T9">a</text:span><text:span text:style-name="T7">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 et prénom</text:p>
          </table:table-cell>
          <table:table-cell table:style-name="Table1.A1" office:value-type="string">
            <text:p text:style-name="P10">Numéro </text:p>
            <text:p text:style-name="P10">affecté</text:p>
          </table:table-cell>
          <table:table-cell table:style-name="Table1.A1" office:value-type="string">
            <text:p text:style-name="P10">Demi Groupe TP</text:p>
          </table:table-cell>
        </table:table-row>
        <table:table-row table:style-name="Table1.1">
          <table:table-cell table:style-name="Table1.A1" office:value-type="string">
            <text:p text:style-name="P51">John Paillé</text:p>
          </table:table-cell>
          <table:table-cell table:style-name="Table1.A1" office:value-type="string">
            <text:p text:style-name="P50">1</text:p>
          </table:table-cell>
          <table:table-cell table:style-name="Table1.A1" office:value-type="string">
            <text:p text:style-name="P51">1A1</text:p>
          </table:table-cell>
        </table:table-row>
        <table:table-row table:style-name="Table1.1">
          <table:table-cell table:style-name="Table1.A1" office:value-type="string">
            <text:p text:style-name="P51">Piel Mallet</text:p>
          </table:table-cell>
          <table:table-cell table:style-name="Table1.A1" office:value-type="string">
            <text:p text:style-name="P50">2</text:p>
          </table:table-cell>
          <table:table-cell table:style-name="Table1.A1" office:value-type="string">
            <text:p text:style-name="P51">1A1</text:p>
          </table:table-cell>
        </table:table-row>
        <table:table-row table:style-name="Table1.1">
          <table:table-cell table:style-name="Table1.A1" office:value-type="string">
            <text:p text:style-name="P51">Enzo Vivion-Michaud</text:p>
          </table:table-cell>
          <table:table-cell table:style-name="Table1.A1" office:value-type="string">
            <text:p text:style-name="P50">3</text:p>
          </table:table-cell>
          <table:table-cell table:style-name="Table1.A1" office:value-type="string">
            <text:p text:style-name="P51">1A1</text:p>
          </table:table-cell>
        </table:table-row>
        <table:table-row table:style-name="Table1.1">
          <table:table-cell table:style-name="Table1.A1" office:value-type="string">
            <text:p text:style-name="P51">Célestin Besson</text:p>
          </table:table-cell>
          <table:table-cell table:style-name="Table1.A1" office:value-type="string">
            <text:p text:style-name="P50">4</text:p>
          </table:table-cell>
          <table:table-cell table:style-name="Table1.A1" office:value-type="string">
            <text:p text:style-name="P51">1A1</text:p>
          </table:table-cell>
        </table:table-row>
      </table:table>
      <text:p text:style-name="P10"/>
      <text:p text:style-name="Standard"><text:span text:style-name="T12">Nom du Chef du projet </text:span><text:span text:style-name="T2">: </text:span><text:span text:style-name="T3">Célestin Besson</text:span></text:p>
      <text:p text:style-name="Standard"><text:span text:style-name="T12">Nom du Chef-adjoint </text:span><text:span text:style-name="T2">: </text:span><text:span text:style-name="T3">Enzo Vivion-Micha</text:span><text:span text:style-name="T4">ud</text:span></text:p>
      <text:p text:style-name="P7"/>
      <text:p text:style-name="P3"><text:span text:style-name="T10">État de Pré</text:span><text:span text:style-name="T11">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row table:style-name="Table2.1">
          <table:table-cell table:style-name="Table2.A1" office:value-type="string">
            <text:p text:style-name="P10">#<text:span text:style-name="T13">Étudiant</text:span></text:p>
          </table:table-cell>
          <table:table-cell table:style-name="Table2.A1" office:value-type="string">
            <text:p text:style-name="P10">Séance 1</text:p>
          </table:table-cell>
          <table:table-cell table:style-name="Table2.A1" office:value-type="string">
            <text:p text:style-name="P10">Séance 2</text:p>
          </table:table-cell>
          <table:table-cell table:style-name="Table2.A1" office:value-type="string">
            <text:p text:style-name="P10">Séance 3</text:p>
          </table:table-cell>
          <table:table-cell table:style-name="Table2.A1" office:value-type="string">
            <text:p text:style-name="P10">Séance 4</text:p>
          </table:table-cell>
          <table:table-cell table:style-name="Table2.A1" office:value-type="string">
            <text:p text:style-name="P10">Séance 5</text:p>
          </table:table-cell>
        </table:table-row>
        <table:table-row table:style-name="Table2.1">
          <table:table-cell table:style-name="Table2.A1" office:value-type="string">
            <text:p text:style-name="P10">1</text:p>
          </table:table-cell>
          <table:table-cell table:style-name="Table2.A1" office:value-type="string">
            <text:p text:style-name="P15">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1">Présent</text:p>
          </table:table-cell>
          <table:table-cell table:style-name="Table2.A1" office:value-type="string">
            <text:p text:style-name="P31">Présent</text:p>
          </table:table-cell>
        </table:table-row>
        <table:table-row table:style-name="Table2.1">
          <table:table-cell table:style-name="Table2.A1" office:value-type="string">
            <text:p text:style-name="P10">2</text:p>
          </table:table-cell>
          <table:table-cell table:style-name="Table2.A1" office:value-type="string">
            <text:p text:style-name="P15">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1">Présent</text:p>
          </table:table-cell>
          <table:table-cell table:style-name="Table2.A1" office:value-type="string">
            <text:p text:style-name="P31">Présent</text:p>
          </table:table-cell>
        </table:table-row>
        <table:table-row table:style-name="Table2.1">
          <table:table-cell table:style-name="Table2.A1" office:value-type="string">
            <text:p text:style-name="P10">3</text:p>
          </table:table-cell>
          <table:table-cell table:style-name="Table2.A1" office:value-type="string">
            <text:p text:style-name="P15">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1">Présent</text:p>
          </table:table-cell>
          <table:table-cell table:style-name="Table2.A1" office:value-type="string">
            <text:p text:style-name="P31">Présent</text:p>
          </table:table-cell>
        </table:table-row>
        <table:table-row table:style-name="Table2.1">
          <table:table-cell table:style-name="Table2.A1" office:value-type="string">
            <text:p text:style-name="P10">4</text:p>
          </table:table-cell>
          <table:table-cell table:style-name="Table2.A1" office:value-type="string">
            <text:p text:style-name="P15">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1">Présent</text:p>
          </table:table-cell>
          <table:table-cell table:style-name="Table2.A1" office:value-type="string">
            <text:p text:style-name="P31">Présent</text:p>
          </table:table-cell>
        </table:table-row>
      </table:table>
      <text:p text:style-name="P10"/>
      <table:table table:name="Table3" table:style-name="Table3">
        <table:table-column table:style-name="Table3.A"/>
        <table:table-column table:style-name="Table3.B"/>
        <table:table-row table:style-name="Table3.1">
          <table:table-cell table:style-name="Table3.A1" office:value-type="string">
            <text:p text:style-name="P10">#Étudiant</text:p>
          </table:table-cell>
          <table:table-cell table:style-name="Table3.A1" office:value-type="string">
            <text:p text:style-name="P10">Séance 6</text:p>
          </table:table-cell>
        </table:table-row>
        <table:table-row table:style-name="Table3.1">
          <table:table-cell table:style-name="Table3.A1" office:value-type="string">
            <text:p text:style-name="P10">1</text:p>
          </table:table-cell>
          <table:table-cell table:style-name="Table3.A1" office:value-type="string">
            <text:p text:style-name="P46">Présent</text:p>
          </table:table-cell>
        </table:table-row>
        <table:table-row table:style-name="Table3.1">
          <table:table-cell table:style-name="Table3.A1" office:value-type="string">
            <text:p text:style-name="P10">2</text:p>
          </table:table-cell>
          <table:table-cell table:style-name="Table3.A1" office:value-type="string">
            <text:p text:style-name="P46">Présent</text:p>
          </table:table-cell>
        </table:table-row>
        <table:table-row table:style-name="Table3.1">
          <table:table-cell table:style-name="Table3.A1" office:value-type="string">
            <text:p text:style-name="P10">3</text:p>
          </table:table-cell>
          <table:table-cell table:style-name="Table3.A1" office:value-type="string">
            <text:p text:style-name="P46">Présent</text:p>
          </table:table-cell>
        </table:table-row>
        <table:table-row table:style-name="Table3.1">
          <table:table-cell table:style-name="Table3.A1" office:value-type="string">
            <text:p text:style-name="P10">4</text:p>
          </table:table-cell>
          <table:table-cell table:style-name="Table3.A1" office:value-type="string">
            <text:p text:style-name="P46">Présent</text:p>
          </table:table-cell>
        </table:table-row>
      </table:table>
      <text:p text:style-name="P10"/>
      <text:p text:style-name="P10"/>
      <text:p text:style-name="P6"><text:soft-page-break/>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53">Résumé des taches effectuées :</text:p>
            <text:p text:style-name="P10">- M<text:span text:style-name="T14">ise en place du groupe ainsi que le début de l’ogranisation par rapport au projet de la SAE.</text:span></text:p>
            <text:p text:style-name="P10"/>
            <text:p text:style-name="P16">- La maquette Figma pour le design du site a été commencée.</text:p>
            <text:p text:style-name="P16"/>
            <text:p text:style-name="P16">- Création d’un répo github pour pouvoir mettre en commun nos fichiers.</text:p>
            <text:p text:style-name="P16"/>
            <text:p text:style-name="P17">- Le logo du site a été trouvé et le slogan du site est en reflexion.</text:p>
            <text:p text:style-name="P17"/>
            <text:p text:style-name="P18">- Lecture du cahier de charges ainsi que les documents TD et TP.</text:p>
            <text:p text:style-name="P18"/>
            <text:p text:style-name="P18">- Utilisation de GanttProject pour faire le diagramme de Gantt.</text:p>
            <text:p text:style-name="P18"/>
            <text:p text:style-name="P18">- Création de la VM qui va servir <text:span text:style-name="T15">pour pouvoir déployer le site.</text:span></text:p>
            <text:p text:style-name="P56"/>
            <text:p text:style-name="P37"><text:span text:style-name="T17">- Utilisation de </text:span><text:span text:style-name="T15">Visual Paradigm pour pouvoir réaliser </text:span><text:span text:style-name="T16">le schéma relationnel de la BDD.</text:span></text:p>
            <text:p text:style-name="P57"/>
            <text:p text:style-name="P55">- Création d’un fichier de partage entre la VM et Windows sur les machines de l’IUT.</text:p>
            <text:p text:style-name="P55"/>
          </table:table-cell>
        </table:table-row>
        <table:table-row table:style-name="Table4.1">
          <table:table-cell table:style-name="Table4.A1" office:value-type="string">
            <text:p text:style-name="P53">Résumé des taches identifiées pour la séance suivante :</text:p>
            <text:p text:style-name="P19">- <text:span text:style-name="T23">Commencer le TP</text:span></text:p>
            <text:p text:style-name="P20">- Finir la maquette du site.</text:p>
            <text:p text:style-name="P20">- Finir le diagramme de la BDD.</text:p>
            <text:p text:style-name="P9"/>
            <text:p text:style-name="P50"/>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53">Résumé des taches effectuées :</text:p>
            <text:p text:style-name="P38">Énorme avancée de la programmation du site avec notamment la programmation de la fonction de connexion et d’inscription sur le site. </text:p>
            <text:p text:style-name="P38">Ces fonctions de connexion et d’inscription sont réalisés avec la base de données ce qui fait que nous avons réalisé une des deux manières de se connecter au site, c’est-à-dire avec la base de données. </text:p>
            <text:p text:style-name="P38">Il <text:span text:style-name="T27">nous reste à</text:span> coder une autre fonction de connexion mais cette fois-ci avec le serveur Apache. </text:p>
            <text:p text:style-name="P10"/>
            <text:p text:style-name="P21">La programmation de la gestion des projets <text:span text:style-name="T28">a</text:span> également été finie : sur le site il est <text:span text:style-name="T29">maintenant </text:span>possible de créer un projet, de le modifier et de le supprimer. </text:p>
            <text:p text:style-name="P22"/>
            <text:p text:style-name="P24"><text:span text:style-name="T18">On peut désormais créer un kanban</text:span>. <text:span text:style-name="T30">Un kanban est un outil beaucoup utilisé par les entreprises pour avoir une gestion des tâches au sein de l’entreprise qui soit plus organisée. </text:span></text:p>
            <text:p text:style-name="P24"/>
            <text:p text:style-name="P24"/>
            <text:p text:style-name="P24"><text:soft-page-break/>Une fois le codage des kanbans terminé on pourra gérer les différentes activités au sein du projet : activité pas commencée, activité en cours et activité terminée et pouvoir assigner les membres aux différentes activités. </text:p>
            <text:p text:style-name="P24"><text:span text:style-name="T24">Il sera également possible de rajouter des notes, références, </text:span><text:span text:style-name="T30">et </text:span><text:span text:style-name="T24">infos supplémentaires qui pourront servir dans le projet.</text:span></text:p>
            <text:p text:style-name="P23"/>
            <text:p text:style-name="P25">Il est <text:span text:style-name="T19">désormais</text:span> possible de rajouter <text:span text:style-name="T24">et de supprimer </text:span>des membres au sein du projet qui pourront ensuite, une fois le codage terminé, se voir assigner différentes tâches à accomplir.</text:p>
            <text:p text:style-name="P10"/>
            <text:p text:style-name="P26">La maquette de la BDD a également <text:s/>été terminée. </text:p>
            <text:p text:style-name="P26"/>
            <text:p text:style-name="P27">Il y a eu quelques ajouts sur la maquette du site mais elle n’a pas encore été terminée.</text:p>
            <text:p text:style-name="P50"/>
          </table:table-cell>
        </table:table-row>
        <table:table-row table:style-name="Table4.1">
          <table:table-cell table:style-name="Table4.A1" office:value-type="string">
            <text:p text:style-name="P53">Résumé des taches identifiées pour la séance suivante :</text:p>
            <text:p text:style-name="P26">- Faire le TP</text:p>
            <text:p text:style-name="P26">- Finir la maquette <text:span text:style-name="T26">figma</text:span> du site.</text:p>
            <text:p text:style-name="P10"/>
            <text:p text:style-name="P50"/>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53">Résumé des taches effectuées :</text:p>
            <text:p text:style-name="P28">La fonctionnalité du drag and drop sur le kanban à été codée, il manque seulement la mise à jour sur la base de données en conséquences.</text:p>
            <text:p text:style-name="P28"/>
            <text:p text:style-name="P32">La VM<text:span text:style-name="T25"> </text:span><text:span text:style-name="T41">pour pouvoir faire le TP a été configurée</text:span><text:span text:style-name="T25">.</text:span></text:p>
            <text:p text:style-name="P32"/>
            <text:p text:style-name="P33">La fonction de connexion avec le serveur Apache <text:span text:style-name="T42">a été implémentée</text:span>.</text:p>
            <text:p text:style-name="P33"/>
            <text:p text:style-name="P44">Ajout de style pour les différents composants qui ont été rajoutés sur le site.</text:p>
            <text:p text:style-name="P44"/>
            <text:p text:style-name="P43">La maquette figma du site a été modifié et elle est bientôt terminée.</text:p>
            <text:p text:style-name="P35"/>
            <text:p text:style-name="P36">Modification du diagramme de Gantt pour que le diagramme corresponde car nous avons rajouté quelques idées sur le site.</text:p>
            <text:p text:style-name="P39"/>
            <text:p text:style-name="P40">La partie Apache du TP a été effectuée. Il ne restera que la partie PHP et la partie MySQL. </text:p>
            <text:p text:style-name="P11"/>
            <text:p text:style-name="P11"/>
            <text:p text:style-name="P11"/>
            <text:p text:style-name="P11"/>
            <text:p text:style-name="P11"/>
          </table:table-cell>
        </table:table-row>
        <table:table-row table:style-name="Table4.1">
          <table:table-cell table:style-name="Table4.A1" office:value-type="string">
            <text:p text:style-name="P53">Résumé des taches identifiées pour la séance suivante :</text:p>
            <text:p text:style-name="P34">- Continuer le TP</text:p>
            <text:p text:style-name="P45">- Continuer de rajouter les différentes fonctionnalités sur le site telles que la connexion à l’aide du serveur Apache.</text:p>
            <text:p text:style-name="P54"/>
            <text:p text:style-name="P54"/>
            <text:p text:style-name="P54"/>
          </table:table-cell>
        </table:table-row>
        <text:soft-page-break/>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53">Résumé des taches effectuées :</text:p>
            <text:p text:style-name="P41">- Les 15 premières questions du module PHP du TP ont été effectuées.</text:p>
            <text:p text:style-name="P41"/>
            <text:p text:style-name="P41">- <text:span text:style-name="T36">Le compte rendu est donc modifier au fur et </text:span><text:span text:style-name="T37">à</text:span><text:span text:style-name="T36"> mesure de la complétion du TP</text:span></text:p>
            <text:p text:style-name="P10"/>
            <text:p text:style-name="P10">- <text:span text:style-name="T31">Lorsque l’utilisateur veut créer un compte il va maintenant recevoir un mail qui contient un lien de vérification d’email et donc le compte de l’utilisateur va être utilisable uniquement après avoir cliqué sur le lien dans le mail.</text:span></text:p>
            <text:p text:style-name="P13"/>
            <text:p text:style-name="P13">- <text:span text:style-name="T40">Début de recherche de moyen pour pouvoir héberger le site en ligne.</text:span></text:p>
            <text:p text:style-name="P10"/>
          </table:table-cell>
        </table:table-row>
        <table:table-row table:style-name="Table4.1">
          <table:table-cell table:style-name="Table4.A1" office:value-type="string">
            <text:p text:style-name="P53">Résumé des taches identifiées pour la séance suivante :</text:p>
            <text:p text:style-name="P10">- <text:span text:style-name="T32">Continuer le TP pour pouvoir finir le module PHP et commencer le module MySQL</text:span></text:p>
            <text:p text:style-name="P10">- <text:span text:style-name="T33">Continuer le codage du site web </text:span><text:span text:style-name="T34">et surtout les pages publiques</text:span></text:p>
            <text:p text:style-name="P50"/>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53">Résumé des taches effectuées :</text:p>
            <text:p text:style-name="P42">- Le module PHP du TP a été terminé</text:p>
            <text:p text:style-name="P42"/>
            <text:p text:style-name="P42">- <text:span text:style-name="T39">Le </text:span>module MySQL a été commencé <text:span text:style-name="T46">et terminé le TP est donc fini.</text:span></text:p>
            <text:p text:style-name="P42"/>
            <text:p text:style-name="P12"><text:span text:style-name="T35">- </text:span><text:span text:style-name="T38">Le compte rendu du TP a donc été modifié pour contenir les réponses aux questions du module PHP.</text:span></text:p>
            <text:p text:style-name="P10"/>
            <text:p text:style-name="P10">- <text:span text:style-name="T43">La maquette </text:span><text:span text:style-name="T44">F</text:span><text:span text:style-name="T43">igma pour le site a été terminée.</text:span></text:p>
            <text:p text:style-name="P10"/>
            <text:p text:style-name="P10">- <text:span text:style-name="T45">Le moyen pour pouvoir héberger le site a été trouvé : avec Amazon (offre d’essai de 12 mois)</text:span></text:p>
            <text:p text:style-name="P50"/>
          </table:table-cell>
        </table:table-row>
        <table:table-row table:style-name="Table4.1">
          <table:table-cell table:style-name="Table4.A1" office:value-type="string">
            <text:p text:style-name="P53">Résumé des taches identifiées pour la séance suivante :</text:p>
            <text:p text:style-name="P47">- Continuer la programmation du site web afi<text:span text:style-name="T52">n</text:span>, d’ajouter la fonctionnalité de connexion de manière fiable</text:p>
            <text:p text:style-name="P47"/>
            <text:p text:style-name="P10">- <text:span text:style-name="T47">Mettre le site web en ligne </text:span></text:p>
            <text:p text:style-name="P10"/>
            <text:p text:style-name="P52"/>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53">Résumé des taches effectuées :</text:p>
            <text:p text:style-name="P10">- <text:span text:style-name="T47">Le site web a été mis en ligne et est stocké sur un module raspberry qui permet donc aux fonctionnalités du site d’être disponible 24/24.</text:span></text:p>
            <text:p text:style-name="P10"/>
            <text:p text:style-name="P10">- <text:span text:style-name="T47">L</text:span><text:span text:style-name="T48">es</text:span><text:span text:style-name="T47"> fonctionnalité</text:span><text:span text:style-name="T48">s</text:span><text:span text:style-name="T47"> de création de projet, d’ajout de membres ainsi que d’un ou plusieurs kanban sur le projets ont été </text:span><text:span text:style-name="T21">finalisées</text:span><text:span text:style-name="T47">.</text:span></text:p>
            <text:p text:style-name="P10"/>
            <text:p text:style-name="P10">- <text:span text:style-name="T50">Des bugs ont été corrigés notamment sur le lien dans le mail de confirmation </text:span><text:span text:style-name="T20">pour que l’utilisateur puisse activer son compte.</text:span></text:p>
            <text:p text:style-name="P58"/>
            <text:p text:style-name="P10"><text:span text:style-name="T20">- </text:span><text:span text:style-name="T22">Chaque personne qui a créée un compte peut être ajouté dans un projet et peux voir les projets qui lui ont été partagés dans la page principale dans </text:span><text:soft-page-break/><text:span text:style-name="T22">l’onglet projets partagés.</text:span></text:p>
          </table:table-cell>
        </table:table-row>
        <table:table-row table:style-name="Table4.1">
          <table:table-cell table:style-name="Table4.A1" office:value-type="string">
            <text:p text:style-name="P53">Résumé des taches identifiées pour la séance suivante :</text:p>
            <text:p text:style-name="P3"><text:span text:style-name="T2">- </text:span><text:span text:style-name="T49">Mettre en place un espace/page Web pour un accès réservé à un « administrateur ». Avec la connexion gérés par le serveur Apache</text:span></text:p>
            <text:p text:style-name="P59"/>
            <text:p text:style-name="P3"><text:span text:style-name="T2">- </text:span><text:span text:style-name="T49">Votre serveur doit être programmé pour que tous les comptes utilisateurs inscrits mais pas validés doivent être effacés automatiquement chaque jour à 3h du matin.</text:span></text:p>
            <text:p text:style-name="P50"/>
            <text:p text:style-name="P50"/>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53">Résumé des taches effectuées :</text:p>
            <text:p text:style-name="P14">- <text:span text:style-name="T51">La mise en prod du site est terminée et le site est opérationnel.</text:span></text:p>
            <text:p text:style-name="P14"/>
            <text:p text:style-name="P48">Le lien du site est le suivant : planout.plantaludum.org</text:p>
            <text:p text:style-name="P14"/>
            <text:p text:style-name="P14"/>
            <text:p text:style-name="P14"/>
            <text:p text:style-name="P14"/>
            <text:p text:style-name="P14"/>
          </table:table-cell>
        </table:table-row>
        <table:table-row table:style-name="Table4.1">
          <table:table-cell table:style-name="Table4.A1" office:value-type="string">
            <text:p text:style-name="P53">Résumé des taches identifiées pour la séance suivante :</text:p>
            <text:p text:style-name="P49">Ceci est la denière séance donc il n’y a rien a prévoir car il n’y a pas de prochaine séance.</text:p>
            <text:p text:style-name="P65"/>
          </table:table-cell>
        </table:table-row>
      </table:table>
      <text:p text:style-name="P2"><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nir Light1" svg:font-family="'Avenir Light'"/>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4</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Tayeb LEMLOUMA</meta:initial-creator>
    <meta:creation-date>2023-05-21T20:29:00</meta:creation-date>
    <dc:date>2024-06-06T12:18:05.671455813</dc:date>
    <meta:print-date>2023-05-21T20:29:00</meta:print-date>
    <meta:editing-cycles>129</meta:editing-cycles>
    <meta:editing-duration>PT6H26M45S</meta:editing-duration>
    <meta:generator>LibreOffice/7.0.4.2$Linux_X86_64 LibreOffice_project/00$Build-2</meta:generator>
    <meta:document-statistic meta:table-count="4" meta:image-count="0" meta:object-count="1" meta:page-count="6" meta:paragraph-count="160" meta:word-count="1818" meta:character-count="10340" meta:non-whitespace-character-count="8671"/>
  </office:meta>
</office:document-meta>
</file>